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hatch" draw:fill-color="#99ccff" draw:fill-gradient-name="Gradient_20_1" draw:fill-hatch-name="Black_20_90_20_Degrees" draw:fill-hatch-solid="false" draw:fill-image-name="Empty" draw:textarea-horizontal-align="center" draw:textarea-vertical-align="middle"/>
    </style:style>
    <style:style style:name="gr3" style:family="graphic" style:parent-style-name="standard">
      <style:graphic-properties draw:stroke="dash" draw:stroke-dash="Ultrafine_20_2_20_Dots_20_3_20_Dashes" svg:stroke-width="0.1cm" draw:marker-start="Arrow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073cm"/>
    </style:style>
    <style:style style:name="gr5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" svg:stroke-width="0.2cm" svg:stroke-color="#000000" draw:marker-start="" draw:marker-start-width="0.5cm" draw:marker-start-center="false" draw:marker-end="Arrow" draw:marker-end-width="0.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objectwithoutfill" style:list-style-name="L1">
      <style:graphic-properties draw:stroke="solid" draw:stroke-dash="Dash_20_1" svg:stroke-width="0.1cm" svg:stroke-color="#000000" draw:marker-start="" draw:marker-start-width="0.35cm" draw:marker-start-center="false" draw:marker-end-width="0.35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1" svg:stroke-width="0.2cm" svg:stroke-color="#000000" draw:marker-start="" draw:marker-start-width="0.5cm" draw:marker-start-center="false" draw:marker-end="Arrow" draw:marker-end-width="0.5cm" draw:marker-end-center="false" svg:stroke-opacity="100%" draw:stroke-linejoin="roun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26pt" style:font-size-asian="26pt" style:font-size-complex="26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2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style:text-position="super 58%"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line draw:style-name="gr1" draw:text-style-name="P1" draw:layer="layout" svg:x1="8.391cm" svg:y1="0.172cm" svg:x2="8.404cm" svg:y2="10.275cm">
          <text:p/>
        </draw:line>
        <draw:line draw:style-name="gr1" draw:text-style-name="P1" draw:layer="layout" svg:x1="8.364cm" svg:y1="10.234cm" svg:x2="17.414cm" svg:y2="10.234cm">
          <text:p/>
        </draw:line>
        <draw:rect draw:style-name="gr2" draw:text-style-name="P1" draw:layer="layout" svg:width="9.08cm" svg:height="1.584cm" svg:x="8.322cm" svg:y="10.246cm">
          <text:p/>
        </draw:rect>
        <draw:line draw:style-name="gr3" draw:text-style-name="P1" draw:layer="layout" svg:x1="8.414cm" svg:y1="10.235cm" svg:x2="0.275cm" svg:y2="10.235cm">
          <text:p/>
        </draw:line>
        <draw:frame draw:style-name="gr4" draw:text-style-name="P2" draw:layer="layout" svg:width="7.396cm" svg:height="2.317cm" svg:x="0.413cm" svg:y="9.01cm">
          <draw:text-box>
            <text:p text:style-name="P1"><text:span text:style-name="T1">Computational</text:span></text:p>
            <text:p text:style-name="P1"><text:span text:style-name="T1">domain</text:span></text:p>
          </draw:text-box>
        </draw:frame>
        <draw:path draw:style-name="gr5" draw:text-style-name="P3" draw:layer="layout" svg:width="5.832cm" svg:height="2.981cm" draw:transform="rotate (1.37514491764633) translate (4.30299999999747cm 8.4619999999995cm)" svg:viewBox="0 0 5833 2982" svg:d="m0 0c3709 0 5833 2982 5833 2982">
          <text:p/>
        </draw:path>
        <draw:line draw:style-name="gr6" draw:text-style-name="P3" draw:layer="layout" svg:x1="5.962cm" svg:y1="5.206cm" svg:x2="6.431cm" svg:y2="4.674cm">
          <text:p/>
        </draw:line>
        <draw:path draw:style-name="gr7" draw:text-style-name="P3" draw:layer="layout" svg:width="5.832cm" svg:height="2.98cm" draw:transform="rotate (-1.37514491764633) translate (11.3570344893758cm 2.75329702632155cm)" svg:viewBox="0 0 5833 2981" svg:d="m5833 0c-3709 0-5833 2981-5833 2981">
          <text:p/>
        </draw:path>
        <draw:line draw:style-name="gr8" draw:text-style-name="P3" draw:layer="layout" svg:x1="11.402cm" svg:y1="5.881cm" svg:x2="11.014cm" svg:y2="5.374cm">
          <text:p/>
        </draw:line>
        <draw:frame draw:style-name="gr9" draw:text-style-name="P4" draw:layer="layout" svg:width="1.55cm" svg:height="1.6cm" svg:x="4.73cm" svg:y="3.986cm">
          <draw:text-box>
            <text:p><text:span text:style-name="T2">C</text:span><text:span text:style-name="T3">+</text:span></text:p>
          </draw:text-box>
        </draw:frame>
        <draw:frame draw:style-name="gr9" draw:text-style-name="P4" draw:layer="layout" svg:width="1.55cm" svg:height="1.6cm" svg:x="11.61cm" svg:y="4.894cm">
          <draw:text-box>
            <text:p><text:span text:style-name="T2">C</text:span><text:span text:style-name="T3">-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6T16:14:52.37</meta:creation-date>
    <dc:date>2012-10-16T11:32:27.11</dc:date>
    <meta:editing-duration>PT00H29M42S</meta:editing-duration>
    <meta:editing-cycles>4</meta:editing-cycles>
    <meta:generator>LibreOffice/3.4$Win32 LibreOffice_project/340m1$Build-402</meta:generator>
    <meta:print-date>2011-01-26T16:58:04.34</meta:print-date>
    <meta:document-statistic meta:object-count="11"/>
  </office:meta>
</office:document-meta>
</file>